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yRequestValuesCallback.getPhas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yRequestValuesCallback.invokeContextCallback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